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Noto Sans Devanagari" svg:font-family="Noto Sans Devanagari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MainTitle" style:master-page-name="MP0" style:family="paragraph">
      <style:paragraph-properties fo:break-before="page"/>
    </style:style>
    <style:style style:name="P2" style:parent-style-name="Standard" style:family="paragraph">
      <style:text-properties fo:language="ru" fo:country="RU"/>
    </style:style>
    <style:style style:name="P3" style:parent-style-name="InfoBlue" style:list-style-name="WW8Num11" style:family="paragraph"/>
    <style:style style:name="T4" style:parent-style-name="Основнойшрифтабзаца" style:family="text">
      <style:text-properties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language-asian="ru" style:country-asian="RU"/>
    </style:style>
    <style:style style:name="T7" style:parent-style-name="Основнойшрифтабзаца" style:family="text">
      <style:text-properties style:language-asian="ru" style:country-asian="RU"/>
    </style:style>
    <style:style style:name="T8" style:parent-style-name="Основнойшрифтабзаца" style:family="text">
      <style:text-properties style:language-asian="ru" style:country-asian="RU"/>
    </style:style>
    <style:style style:name="T9" style:parent-style-name="Основнойшрифтабзаца" style:family="text">
      <style:text-properties style:language-asian="ru" style:country-asian="RU"/>
    </style:style>
    <style:style style:name="P10" style:parent-style-name="Standard" style:family="paragraph">
      <style:text-properties fo:language="ru" fo:country="RU"/>
    </style:style>
    <style:style style:name="T11" style:parent-style-name="Основнойшрифтабзаца" style:family="text">
      <style:text-properties fo:language="en" fo:country="US" style:language-asian="ru" style:country-asian="RU"/>
    </style:style>
    <style:style style:name="T12" style:parent-style-name="Основнойшрифтабзаца" style:family="text">
      <style:text-properties style:language-asian="ru" style:country-asian="RU"/>
    </style:style>
    <style:style style:name="T13" style:parent-style-name="Основнойшрифтабзаца" style:family="text">
      <style:text-properties fo:language="en" fo:country="US" style:language-asian="ru" style:country-asian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paragraph-properties fo:margin-left="0.2958in">
        <style:tab-stops/>
      </style:paragraph-properties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 style:language-asian="ru" style:country-asian="RU"/>
    </style:style>
    <style:style style:name="T24" style:parent-style-name="Основнойшрифтабзаца" style:family="text">
      <style:text-properties fo:language="ru" fo:country="RU" style:language-asian="ru" style:country-asian="RU"/>
    </style:style>
    <style:style style:name="T25" style:parent-style-name="Основнойшрифтабзаца" style:family="text">
      <style:text-properties fo:language="ru" fo:country="RU" style:language-asian="ru" style:country-asian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 style:language-asian="ru" style:country-asian="RU"/>
    </style:style>
    <style:style style:name="P29" style:parent-style-name="Standard" style:family="paragraph">
      <style:paragraph-properties fo:margin-left="0.2958in">
        <style:tab-stops/>
      </style:paragraph-properties>
      <style:text-properties fo:language="ru" fo:country="RU" style:language-asian="ru" style:country-asian="RU"/>
    </style:style>
    <style:style style:name="P30" style:parent-style-name="Standard" style:family="paragraph">
      <style:paragraph-properties fo:margin-left="0.2958in">
        <style:tab-stops/>
      </style:paragraph-properties>
    </style:style>
    <style:style style:name="T31" style:parent-style-name="Основнойшрифтабзаца" style:family="text">
      <style:text-properties fo:language="ru" fo:country="RU" style:language-asian="ru" style:country-asian="RU"/>
    </style:style>
    <style:style style:name="T32" style:parent-style-name="Основнойшрифтабзаца" style:family="text">
      <style:text-properties fo:language="ru" fo:country="RU" style:language-asian="ru" style:country-asian="RU"/>
    </style:style>
    <style:style style:name="T33" style:parent-style-name="Основнойшрифтабзаца" style:family="text">
      <style:text-properties fo:language="ru" fo:country="RU" style:language-asian="ru" style:country-asian="RU"/>
    </style:style>
    <style:style style:name="T34" style:parent-style-name="Основнойшрифтабзаца" style:family="text">
      <style:text-properties fo:language="ru" fo:country="RU" style:language-asian="ru" style:country-asian="RU"/>
    </style:style>
    <style:style style:name="P35" style:parent-style-name="Standard" style:family="paragraph">
      <style:paragraph-properties fo:margin-left="0.2958in">
        <style:tab-stops/>
      </style:paragraph-properties>
      <style:text-properties fo:language="ru" fo:country="RU" style:language-asian="ru" style:country-asian="RU"/>
    </style:style>
    <style:style style:name="P36" style:parent-style-name="Standard" style:family="paragraph">
      <style:paragraph-properties fo:margin-left="0.2958in">
        <style:tab-stops/>
      </style:paragraph-properties>
    </style:style>
    <style:style style:name="T37" style:parent-style-name="Основнойшрифтабзаца" style:family="text">
      <style:text-properties fo:language="ru" fo:country="RU" style:language-asian="ru" style:country-asian="RU"/>
    </style:style>
    <style:style style:name="T38" style:parent-style-name="Основнойшрифтабзаца" style:family="text">
      <style:text-properties fo:language="ru" fo:country="RU" style:language-asian="ru" style:country-asian="RU"/>
    </style:style>
    <style:style style:name="P39" style:parent-style-name="Standard" style:family="paragraph">
      <style:text-properties fo:language="ru" fo:country="RU"/>
    </style:style>
    <style:style style:name="P40" style:parent-style-name="Textbody" style:family="paragraph">
      <style:text-properties fo:language="ru" fo:country="RU"/>
    </style:style>
    <style:style style:name="P41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P42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P43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P44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P45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P46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P47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P48" style:parent-style-name="Textbody" style:list-style-name="LFO22" style:family="paragraph">
      <style:text-properties fo:language="ru" fo:country="RU"/>
    </style:style>
    <style:style style:name="P49" style:parent-style-name="Textbody" style:list-style-name="LFO22" style:family="paragraph"/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P52" style:parent-style-name="Textbody" style:list-style-name="LFO22" style:family="paragraph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P54" style:parent-style-name="Standard" style:family="paragraph">
      <style:paragraph-properties fo:margin-left="0.5513in">
        <style:tab-stops/>
      </style:paragraph-properties>
      <style:text-properties fo:language="ru" fo:country="RU"/>
    </style:style>
    <style:style style:name="P55" style:parent-style-name="Standard" style:family="paragraph">
      <style:paragraph-properties fo:margin-left="0.5513in">
        <style:tab-stops/>
      </style:paragraph-properties>
      <style:text-properties fo:language="ru" fo:country="RU"/>
    </style:style>
    <style:style style:name="P56" style:parent-style-name="Standard" style:family="paragraph">
      <style:paragraph-properties fo:margin-left="0.5513in">
        <style:tab-stops/>
      </style:paragraph-properties>
      <style:text-properties fo:language="ru" fo:country="RU"/>
    </style:style>
    <style:style style:name="P57" style:parent-style-name="Standard" style:family="paragraph">
      <style:paragraph-properties fo:margin-left="0.5513in">
        <style:tab-stops/>
      </style:paragraph-properties>
      <style:text-properties fo:language="ru" fo:country="RU"/>
    </style:style>
    <style:style style:name="P58" style:parent-style-name="Standard" style:family="paragraph">
      <style:paragraph-properties fo:margin-left="0.5513in">
        <style:tab-stops/>
      </style:paragraph-properties>
      <style:text-properties fo:language="ru" fo:country="RU"/>
    </style:style>
    <style:style style:name="P59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P63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P66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67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68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69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70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71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P74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75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</style:style>
    <style:style style:name="P76" style:parent-style-name="InfoBlue" style:family="paragraph">
      <style:paragraph-properties fo:margin-left="0.2958in">
        <style:tab-stops>
          <style:tab-stop style:type="left" style:position="0.1972in"/>
        </style:tab-stops>
      </style:paragraph-properties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79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  <style:text-properties fo:language="ru" fo:country="RU"/>
    </style:style>
    <style:style style:name="P80" style:parent-style-name="Textbody" style:family="paragraph">
      <style:paragraph-properties fo:margin-left="0.2958in">
        <style:tab-stops/>
      </style:paragraph-properties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P85" style:parent-style-name="Основнойтекст" style:family="paragraph">
      <style:text-properties fo:font-weight="bold" style:font-weight-asian="bold" fo:language="en" fo:country="US"/>
    </style:style>
    <style:style style:name="P86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87" style:parent-style-name="Основнойшрифтабзаца" style:family="text">
      <style:text-properties fo:font-weight="bold" style:font-weight-asian="bold" fo:language="en" fo:country="US"/>
    </style:style>
    <style:style style:name="T88" style:parent-style-name="Основнойшрифтабзаца" style:family="text">
      <style:text-properties fo:font-weight="bold" style:font-weight-asian="bold" fo:language="ru" fo:country="RU"/>
    </style:style>
    <style:style style:name="T89" style:parent-style-name="Основнойшрифтабзаца" style:family="text">
      <style:text-properties fo:font-weight="bold" style:font-weight-asian="bold" fo:language="en" fo:country="US"/>
    </style:style>
    <style:style style:name="T90" style:parent-style-name="Основнойшрифтабзаца" style:family="text">
      <style:text-properties fo:font-weight="bold" style:font-weight-asian="bold" fo:language="ru" fo:country="RU"/>
    </style:style>
    <style:style style:name="P91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92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93" style:parent-style-name="Основнойшрифтабзаца" style:family="text">
      <style:text-properties fo:language="ru" fo:country="RU"/>
    </style:style>
    <style:style style:name="P94" style:parent-style-name="Основнойтекст" style:family="paragraph">
      <style:text-properties fo:font-weight="bold" style:font-weight-asian="bold"/>
    </style:style>
    <style:style style:name="P95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96" style:parent-style-name="Основнойшрифтабзаца" style:family="text">
      <style:text-properties fo:font-weight="bold" style:font-weight-asian="bold"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P99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100" style:parent-style-name="Основнойшрифтабзаца" style:family="text">
      <style:text-properties fo:font-weight="bold" style:font-weight-asian="bold"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P103" style:parent-style-name="Основнойтекст" style:family="paragraph">
      <style:text-properties fo:font-weight="bold" style:font-weight-asian="bold" fo:language="en" fo:country="US"/>
    </style:style>
    <style:style style:name="P104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105" style:parent-style-name="Основнойшрифтабзаца" style:family="text">
      <style:text-properties fo:font-weight="bold" style:font-weight-asian="bold" fo:language="en" fo:country="US"/>
    </style:style>
    <style:style style:name="T106" style:parent-style-name="Основнойшрифтабзаца" style:family="text">
      <style:text-properties fo:font-weight="bold" style:font-weight-asian="bold" fo:language="ru" fo:country="RU"/>
    </style:style>
    <style:style style:name="T107" style:parent-style-name="Основнойшрифтабзаца" style:family="text">
      <style:text-properties fo:font-weight="bold" style:font-weight-asian="bold" fo:language="en" fo:country="US"/>
    </style:style>
    <style:style style:name="T108" style:parent-style-name="Основнойшрифтабзаца" style:family="text">
      <style:text-properties fo:font-weight="bold" style:font-weight-asian="bold" fo:language="ru" fo:country="RU"/>
    </style:style>
    <style:style style:name="P109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110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11" style:parent-style-name="Основнойшрифтабзаца" style:family="text">
      <style:text-properties fo:language="ru" fo:country="RU"/>
    </style:style>
    <style:style style:name="P112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13" style:parent-style-name="Основнойшрифтабзаца" style:family="text">
      <style:text-properties fo:language="ru" fo:country="RU"/>
    </style:style>
    <style:style style:name="P114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P117" style:parent-style-name="Основнойтекст" style:family="paragraph">
      <style:text-properties fo:font-weight="bold" style:font-weight-asian="bold"/>
    </style:style>
    <style:style style:name="T118" style:parent-style-name="Основнойшрифтабзаца" style:family="text">
      <style:text-properties fo:font-weight="bold" style:font-weight-asian="bold"/>
    </style:style>
    <style:style style:name="P119" style:parent-style-name="Textbody" style:list-style-name="WW8Num11" style:family="paragraph"/>
    <style:style style:name="T120" style:parent-style-name="Основнойшрифтабзаца" style:family="text">
      <style:text-properties fo:font-weight="bold" style:font-weight-asian="bold"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P122" style:parent-style-name="Заголовок3" style:list-style-name="Outline" style:family="paragraph">
      <style:text-properties fo:language="ru" fo:country="RU"/>
    </style:style>
    <style:style style:name="P123" style:parent-style-name="Основнойтекст" style:family="paragraph">
      <style:text-properties fo:font-weight="bold" style:font-weight-asian="bold" fo:language="en" fo:country="US"/>
    </style:style>
    <style:style style:name="P124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125" style:parent-style-name="Основнойшрифтабзаца" style:family="text">
      <style:text-properties fo:font-weight="bold" style:font-weight-asian="bold" fo:language="en" fo:country="US"/>
    </style:style>
    <style:style style:name="T126" style:parent-style-name="Основнойшрифтабзаца" style:family="text">
      <style:text-properties fo:font-weight="bold" style:font-weight-asian="bold" fo:language="ru" fo:country="RU"/>
    </style:style>
    <style:style style:name="T127" style:parent-style-name="Основнойшрифтабзаца" style:family="text">
      <style:text-properties fo:font-weight="bold" style:font-weight-asian="bold" fo:language="en" fo:country="US"/>
    </style:style>
    <style:style style:name="T128" style:parent-style-name="Основнойшрифтабзаца" style:family="text">
      <style:text-properties fo:font-weight="bold" style:font-weight-asian="bold" fo:language="ru" fo:country="RU"/>
    </style:style>
    <style:style style:name="P129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130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31" style:parent-style-name="Основнойшрифтабзаца" style:family="text">
      <style:text-properties fo:language="ru" fo:country="RU"/>
    </style:style>
    <style:style style:name="P132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33" style:parent-style-name="Основнойшрифтабзаца" style:family="text">
      <style:text-properties fo:language="ru" fo:country="RU"/>
    </style:style>
    <style:style style:name="P134" style:parent-style-name="Основнойтекст" style:family="paragraph">
      <style:text-properties fo:font-weight="bold" style:font-weight-asian="bold"/>
    </style:style>
    <style:style style:name="P135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136" style:parent-style-name="Основнойшрифтабзаца" style:family="text">
      <style:text-properties fo:font-weight="bold" style:font-weight-asian="bold" fo:language="ru" fo:country="RU"/>
    </style:style>
    <style:style style:name="T137" style:parent-style-name="Основнойшрифтабзаца" style:family="text">
      <style:text-properties fo:font-weight="bold" style:font-weight-asian="bold"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P139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140" style:parent-style-name="Основнойшрифтабзаца" style:family="text">
      <style:text-properties fo:font-weight="bold" style:font-weight-asian="bold"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P142" style:parent-style-name="Заголовок3" style:list-style-name="Outline" style:family="paragraph">
      <style:text-properties fo:language="ru" fo:country="RU"/>
    </style:style>
    <style:style style:name="T143" style:parent-style-name="Основнойшрифтабзаца" style:family="text">
      <style:text-properties fo:font-weight="bold" style:font-weight-asian="bold" fo:language="en" fo:country="US"/>
    </style:style>
    <style:style style:name="T144" style:parent-style-name="Основнойшрифтабзаца" style:family="text">
      <style:text-properties fo:font-weight="bold" style:font-weight-asian="bold" fo:language="ru" fo:country="RU"/>
    </style:style>
    <style:style style:name="P145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146" style:parent-style-name="Основнойшрифтабзаца" style:family="text">
      <style:text-properties fo:font-weight="bold" style:font-weight-asian="bold" fo:language="en" fo:country="US"/>
    </style:style>
    <style:style style:name="T147" style:parent-style-name="Основнойшрифтабзаца" style:family="text">
      <style:text-properties fo:font-weight="bold" style:font-weight-asian="bold" fo:language="ru" fo:country="RU"/>
    </style:style>
    <style:style style:name="T148" style:parent-style-name="Основнойшрифтабзаца" style:family="text">
      <style:text-properties fo:font-weight="bold" style:font-weight-asian="bold" fo:language="en" fo:country="US"/>
    </style:style>
    <style:style style:name="T149" style:parent-style-name="Основнойшрифтабзаца" style:family="text">
      <style:text-properties fo:font-weight="bold" style:font-weight-asian="bold" fo:language="ru" fo:country="RU"/>
    </style:style>
    <style:style style:name="P150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151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52" style:parent-style-name="Основнойшрифтабзаца" style:family="text">
      <style:text-properties fo:language="ru" fo:country="RU"/>
    </style:style>
    <style:style style:name="P153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54" style:parent-style-name="Основнойшрифтабзаца" style:family="text">
      <style:text-properties fo:language="ru" fo:country="RU"/>
    </style:style>
    <style:style style:name="P155" style:parent-style-name="Основнойтекст" style:family="paragraph">
      <style:text-properties fo:font-weight="bold" style:font-weight-asian="bold"/>
    </style:style>
    <style:style style:name="P156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157" style:parent-style-name="Основнойшрифтабзаца" style:family="text">
      <style:text-properties fo:font-weight="bold" style:font-weight-asian="bold"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P159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160" style:parent-style-name="Основнойшрифтабзаца" style:family="text">
      <style:text-properties fo:font-weight="bold" style:font-weight-asian="bold"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P162" style:parent-style-name="Заголовок3" style:list-style-name="Outline" style:family="paragraph">
      <style:text-properties fo:language="ru" fo:country="RU"/>
    </style:style>
    <style:style style:name="T163" style:parent-style-name="Основнойшрифтабзаца" style:family="text">
      <style:text-properties fo:font-weight="bold" style:font-weight-asian="bold" fo:language="en" fo:country="US"/>
    </style:style>
    <style:style style:name="T164" style:parent-style-name="Основнойшрифтабзаца" style:family="text">
      <style:text-properties fo:font-weight="bold" style:font-weight-asian="bold" fo:language="ru" fo:country="RU"/>
    </style:style>
    <style:style style:name="P165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166" style:parent-style-name="Основнойшрифтабзаца" style:family="text">
      <style:text-properties fo:font-weight="bold" style:font-weight-asian="bold" fo:language="en" fo:country="US"/>
    </style:style>
    <style:style style:name="T167" style:parent-style-name="Основнойшрифтабзаца" style:family="text">
      <style:text-properties fo:font-weight="bold" style:font-weight-asian="bold" fo:language="ru" fo:country="RU"/>
    </style:style>
    <style:style style:name="T168" style:parent-style-name="Основнойшрифтабзаца" style:family="text">
      <style:text-properties fo:font-weight="bold" style:font-weight-asian="bold" fo:language="en" fo:country="US"/>
    </style:style>
    <style:style style:name="T169" style:parent-style-name="Основнойшрифтабзаца" style:family="text">
      <style:text-properties fo:font-weight="bold" style:font-weight-asian="bold" fo:language="ru" fo:country="RU"/>
    </style:style>
    <style:style style:name="P170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171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72" style:parent-style-name="Основнойшрифтабзаца" style:family="text">
      <style:text-properties fo:language="ru" fo:country="RU"/>
    </style:style>
    <style:style style:name="P173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74" style:parent-style-name="Основнойшрифтабзаца" style:family="text">
      <style:text-properties fo:language="ru" fo:country="RU"/>
    </style:style>
    <style:style style:name="P175" style:parent-style-name="Основнойтекст" style:family="paragraph">
      <style:text-properties fo:font-weight="bold" style:font-weight-asian="bold"/>
    </style:style>
    <style:style style:name="P176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177" style:parent-style-name="Основнойшрифтабзаца" style:family="text">
      <style:text-properties fo:font-weight="bold" style:font-weight-asian="bold"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P179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180" style:parent-style-name="Основнойшрифтабзаца" style:family="text">
      <style:text-properties fo:font-weight="bold" style:font-weight-asian="bold"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P182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  <style:text-properties fo:language="ru" fo:country="RU"/>
    </style:style>
    <style:style style:name="P183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  <style:text-properties fo:font-weight="bold" style:font-weight-asian="bold" fo:language="ru" fo:country="RU"/>
    </style:style>
    <style:style style:name="P184" style:parent-style-name="Заголовок3" style:list-style-name="Outline" style:family="paragraph">
      <style:text-properties fo:language="ru" fo:country="RU"/>
    </style:style>
    <style:style style:name="T185" style:parent-style-name="Основнойшрифтабзаца" style:family="text">
      <style:text-properties fo:font-weight="bold" style:font-weight-asian="bold" fo:language="en" fo:country="US"/>
    </style:style>
    <style:style style:name="T186" style:parent-style-name="Основнойшрифтабзаца" style:family="text">
      <style:text-properties fo:font-weight="bold" style:font-weight-asian="bold" fo:language="ru" fo:country="RU"/>
    </style:style>
    <style:style style:name="P187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188" style:parent-style-name="Основнойшрифтабзаца" style:family="text">
      <style:text-properties fo:font-weight="bold" style:font-weight-asian="bold" fo:language="en" fo:country="US"/>
    </style:style>
    <style:style style:name="T189" style:parent-style-name="Основнойшрифтабзаца" style:family="text">
      <style:text-properties fo:font-weight="bold" style:font-weight-asian="bold" fo:language="ru" fo:country="RU"/>
    </style:style>
    <style:style style:name="T190" style:parent-style-name="Основнойшрифтабзаца" style:family="text">
      <style:text-properties fo:font-weight="bold" style:font-weight-asian="bold" fo:language="en" fo:country="US"/>
    </style:style>
    <style:style style:name="T191" style:parent-style-name="Основнойшрифтабзаца" style:family="text">
      <style:text-properties fo:font-weight="bold" style:font-weight-asian="bold" fo:language="ru" fo:country="RU"/>
    </style:style>
    <style:style style:name="P192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193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194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195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P198" style:parent-style-name="Основнойтекст" style:family="paragraph">
      <style:text-properties fo:font-weight="bold" style:font-weight-asian="bold"/>
    </style:style>
    <style:style style:name="P199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00" style:parent-style-name="Основнойшрифтабзаца" style:family="text">
      <style:text-properties fo:font-weight="bold" style:font-weight-asian="bold" fo:language="ru" fo:country="RU"/>
    </style:style>
    <style:style style:name="T201" style:parent-style-name="Основнойшрифтабзаца" style:family="text">
      <style:text-properties fo:language="ru" fo:country="RU"/>
    </style:style>
    <style:style style:name="P202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03" style:parent-style-name="Основнойшрифтабзаца" style:family="text">
      <style:text-properties fo:font-weight="bold" style:font-weight-asian="bold" fo:language="ru" fo:country="RU"/>
    </style:style>
    <style:style style:name="T204" style:parent-style-name="Основнойшрифтабзаца" style:family="text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P206" style:parent-style-name="Заголовок3" style:list-style-name="Outline" style:family="paragraph">
      <style:text-properties fo:language="ru" fo:country="RU"/>
    </style:style>
    <style:style style:name="T207" style:parent-style-name="Основнойшрифтабзаца" style:family="text">
      <style:text-properties fo:font-weight="bold" style:font-weight-asian="bold" fo:language="en" fo:country="US"/>
    </style:style>
    <style:style style:name="T208" style:parent-style-name="Основнойшрифтабзаца" style:family="text">
      <style:text-properties fo:font-weight="bold" style:font-weight-asian="bold" fo:language="ru" fo:country="RU"/>
    </style:style>
    <style:style style:name="P209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210" style:parent-style-name="Основнойшрифтабзаца" style:family="text">
      <style:text-properties fo:font-weight="bold" style:font-weight-asian="bold" fo:language="en" fo:country="US"/>
    </style:style>
    <style:style style:name="T211" style:parent-style-name="Основнойшрифтабзаца" style:family="text">
      <style:text-properties fo:font-weight="bold" style:font-weight-asian="bold" fo:language="ru" fo:country="RU"/>
    </style:style>
    <style:style style:name="T212" style:parent-style-name="Основнойшрифтабзаца" style:family="text">
      <style:text-properties fo:font-weight="bold" style:font-weight-asian="bold" fo:language="en" fo:country="US"/>
    </style:style>
    <style:style style:name="T213" style:parent-style-name="Основнойшрифтабзаца" style:family="text">
      <style:text-properties fo:font-weight="bold" style:font-weight-asian="bold" fo:language="ru" fo:country="RU"/>
    </style:style>
    <style:style style:name="P214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215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216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217" style:parent-style-name="Основнойтекст" style:family="paragraph">
      <style:text-properties fo:font-weight="bold" style:font-weight-asian="bold"/>
    </style:style>
    <style:style style:name="P218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19" style:parent-style-name="Основнойшрифтабзаца" style:family="text">
      <style:text-properties fo:font-weight="bold" style:font-weight-asian="bold" fo:language="ru" fo:country="RU"/>
    </style:style>
    <style:style style:name="T220" style:parent-style-name="Основнойшрифтабзаца" style:family="text">
      <style:text-properties fo:language="ru" fo:country="RU"/>
    </style:style>
    <style:style style:name="P221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22" style:parent-style-name="Основнойшрифтабзаца" style:family="text">
      <style:text-properties fo:font-weight="bold" style:font-weight-asian="bold"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language="ru" fo:country="RU"/>
    </style:style>
    <style:style style:name="T226" style:parent-style-name="Основнойшрифтабзаца" style:family="text">
      <style:text-properties fo:font-weight="bold" style:font-weight-asian="bold" fo:language="en" fo:country="US"/>
    </style:style>
    <style:style style:name="T227" style:parent-style-name="Основнойшрифтабзаца" style:family="text">
      <style:text-properties fo:font-weight="bold" style:font-weight-asian="bold" fo:language="ru" fo:country="RU"/>
    </style:style>
    <style:style style:name="P228" style:parent-style-name="Основнойтекст" style:family="paragraph">
      <style:paragraph-properties fo:margin-left="0.2958in">
        <style:tab-stops/>
      </style:paragraph-properties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ru" fo:country="RU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ru" fo:country="RU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ru" fo:country="RU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ru" fo:country="RU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font-weight="bold" style:font-weight-asian="bold" fo:language="en" fo:country="US"/>
    </style:style>
    <style:style style:name="T241" style:parent-style-name="Основнойшрифтабзаца" style:family="text">
      <style:text-properties fo:font-weight="bold" style:font-weight-asian="bold" fo:language="ru" fo:country="RU"/>
    </style:style>
    <style:style style:name="T242" style:parent-style-name="Основнойшрифтабзаца" style:family="text">
      <style:text-properties fo:font-weight="bold" style:font-weight-asian="bold" fo:language="en" fo:country="US"/>
    </style:style>
    <style:style style:name="T243" style:parent-style-name="Основнойшрифтабзаца" style:family="text">
      <style:text-properties fo:font-weight="bold" style:font-weight-asian="bold" fo:language="ru" fo:country="RU"/>
    </style:style>
    <style:style style:name="P244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245" style:parent-style-name="Основнойшрифтабзаца" style:family="text">
      <style:text-properties fo:language="ru" fo:country="RU"/>
    </style:style>
    <style:style style:name="T246" style:parent-style-name="Основнойшрифтабзаца" style:family="text">
      <style:text-properties fo:language="en" fo:country="GB"/>
    </style:style>
    <style:style style:name="T247" style:parent-style-name="Основнойшрифтабзаца" style:family="text">
      <style:text-properties fo:language="ru" fo:country="RU"/>
    </style:style>
    <style:style style:name="T248" style:parent-style-name="Основнойшрифтабзаца" style:family="text">
      <style:text-properties fo:language="en" fo:country="GB"/>
    </style:style>
    <style:style style:name="T249" style:parent-style-name="Основнойшрифтабзаца" style:family="text">
      <style:text-properties fo:language="ru" fo:country="RU"/>
    </style:style>
    <style:style style:name="T250" style:parent-style-name="Основнойшрифтабзаца" style:family="text">
      <style:text-properties fo:language="en" fo:country="GB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T253" style:parent-style-name="Основнойшрифтабзаца" style:family="text">
      <style:text-properties fo:language="en" fo:country="GB"/>
    </style:style>
    <style:style style:name="P254" style:parent-style-name="Основнойтекст" style:family="paragraph">
      <style:text-properties fo:font-weight="bold" style:font-weight-asian="bold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P260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61" style:parent-style-name="Основнойшрифтабзаца" style:family="text">
      <style:text-properties fo:font-weight="bold" style:font-weight-asian="bold" fo:language="ru" fo:country="RU"/>
    </style:style>
    <style:style style:name="T262" style:parent-style-name="Основнойшрифтабзаца" style:family="text">
      <style:text-properties fo:language="ru" fo:country="RU"/>
    </style:style>
    <style:style style:name="P263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64" style:parent-style-name="Основнойшрифтабзаца" style:family="text">
      <style:text-properties fo:font-weight="bold" style:font-weight-asian="bold"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P266" style:parent-style-name="Textbody" style:family="paragraph">
      <style:paragraph-properties fo:margin-left="0.2958in">
        <style:tab-stops>
          <style:tab-stop style:type="left" style:position="0.1972in"/>
        </style:tab-stops>
      </style:paragraph-properties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T270" style:parent-style-name="Основнойшрифтабзаца" style:family="text">
      <style:text-properties fo:font-weight="bold" style:font-weight-asian="bold" fo:language="en" fo:country="US"/>
    </style:style>
    <style:style style:name="T271" style:parent-style-name="Основнойшрифтабзаца" style:family="text">
      <style:text-properties fo:font-weight="bold" style:font-weight-asian="bold" fo:language="ru" fo:country="RU"/>
    </style:style>
    <style:style style:name="P272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273" style:parent-style-name="Основнойшрифтабзаца" style:family="text">
      <style:text-properties fo:font-weight="bold" style:font-weight-asian="bold" fo:language="en" fo:country="US"/>
    </style:style>
    <style:style style:name="T274" style:parent-style-name="Основнойшрифтабзаца" style:family="text">
      <style:text-properties fo:font-weight="bold" style:font-weight-asian="bold" fo:language="ru" fo:country="RU"/>
    </style:style>
    <style:style style:name="T275" style:parent-style-name="Основнойшрифтабзаца" style:family="text">
      <style:text-properties fo:font-weight="bold" style:font-weight-asian="bold" fo:language="en" fo:country="US"/>
    </style:style>
    <style:style style:name="T276" style:parent-style-name="Основнойшрифтабзаца" style:family="text">
      <style:text-properties fo:font-weight="bold" style:font-weight-asian="bold" fo:language="ru" fo:country="RU"/>
    </style:style>
    <style:style style:name="P277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278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279" style:parent-style-name="Основнойшрифтабзаца" style:family="text">
      <style:text-properties fo:language="ru" fo:country="RU"/>
    </style:style>
    <style:style style:name="P280" style:parent-style-name="Основнойтекст" style:family="paragraph">
      <style:text-properties fo:font-weight="bold" style:font-weight-asian="bold"/>
    </style:style>
    <style:style style:name="P281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82" style:parent-style-name="Основнойшрифтабзаца" style:family="text">
      <style:text-properties fo:font-weight="bold" style:font-weight-asian="bold" fo:language="ru" fo:country="RU"/>
    </style:style>
    <style:style style:name="T283" style:parent-style-name="Основнойшрифтабзаца" style:family="text">
      <style:text-properties fo:language="ru" fo:country="RU"/>
    </style:style>
    <style:style style:name="P284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85" style:parent-style-name="Основнойшрифтабзаца" style:family="text">
      <style:text-properties fo:font-weight="bold" style:font-weight-asian="bold" fo:language="ru" fo:country="RU"/>
    </style:style>
    <style:style style:name="T286" style:parent-style-name="Основнойшрифтабзаца" style:family="text">
      <style:text-properties fo:language="ru" fo:country="RU"/>
    </style:style>
    <style:style style:name="P287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  <style:text-properties fo:font-weight="bold" style:font-weight-asian="bold"/>
    </style:style>
    <style:style style:name="P288" style:parent-style-name="Основнойтекст" style:family="paragraph">
      <style:text-properties fo:font-weight="bold" style:font-weight-asian="bold" fo:language="en" fo:country="US"/>
    </style:style>
    <style:style style:name="P289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290" style:parent-style-name="Основнойшрифтабзаца" style:family="text">
      <style:text-properties fo:font-weight="bold" style:font-weight-asian="bold" fo:language="en" fo:country="US"/>
    </style:style>
    <style:style style:name="T291" style:parent-style-name="Основнойшрифтабзаца" style:family="text">
      <style:text-properties fo:font-weight="bold" style:font-weight-asian="bold" fo:language="ru" fo:country="RU"/>
    </style:style>
    <style:style style:name="T292" style:parent-style-name="Основнойшрифтабзаца" style:family="text">
      <style:text-properties fo:font-weight="bold" style:font-weight-asian="bold" fo:language="en" fo:country="US"/>
    </style:style>
    <style:style style:name="T293" style:parent-style-name="Основнойшрифтабзаца" style:family="text">
      <style:text-properties fo:font-weight="bold" style:font-weight-asian="bold" fo:language="ru" fo:country="RU"/>
    </style:style>
    <style:style style:name="P294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295" style:parent-style-name="Основнойшрифтабзаца" style:family="text">
      <style:text-properties fo:language="ru" fo:country="RU"/>
    </style:style>
    <style:style style:name="P296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  <style:text-properties fo:language="ru" fo:country="RU"/>
    </style:style>
    <style:style style:name="P297" style:parent-style-name="Основнойтекст" style:family="paragraph">
      <style:text-properties fo:font-weight="bold" style:font-weight-asian="bold"/>
    </style:style>
    <style:style style:name="P298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299" style:parent-style-name="Основнойшрифтабзаца" style:family="text">
      <style:text-properties fo:font-weight="bold" style:font-weight-asian="bold" fo:language="ru" fo:country="RU"/>
    </style:style>
    <style:style style:name="T300" style:parent-style-name="Основнойшрифтабзаца" style:family="text">
      <style:text-properties fo:font-weight="bold" style:font-weight-asian="bold" fo:language="ru" fo:country="RU"/>
    </style:style>
    <style:style style:name="T301" style:parent-style-name="Основнойшрифтабзаца" style:family="text">
      <style:text-properties fo:language="ru" fo:country="RU"/>
    </style:style>
    <style:style style:name="T302" style:parent-style-name="Основнойшрифтабзаца" style:family="text">
      <style:text-properties fo:language="ru" fo:country="RU"/>
    </style:style>
    <style:style style:name="P303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P306" style:parent-style-name="Основнойтекст" style:family="paragraph">
      <style:text-properties fo:font-weight="bold" style:font-weight-asian="bold" fo:language="en" fo:country="US"/>
    </style:style>
    <style:style style:name="P307" style:parent-style-name="Основнойтекст" style:family="paragraph">
      <style:paragraph-properties fo:margin-left="0.2958in">
        <style:tab-stops/>
      </style:paragraph-properties>
      <style:text-properties fo:language="ru" fo:country="RU"/>
    </style:style>
    <style:style style:name="T308" style:parent-style-name="Основнойшрифтабзаца" style:family="text">
      <style:text-properties fo:font-weight="bold" style:font-weight-asian="bold" fo:language="en" fo:country="US"/>
    </style:style>
    <style:style style:name="T309" style:parent-style-name="Основнойшрифтабзаца" style:family="text">
      <style:text-properties fo:font-weight="bold" style:font-weight-asian="bold" fo:language="ru" fo:country="RU"/>
    </style:style>
    <style:style style:name="T310" style:parent-style-name="Основнойшрифтабзаца" style:family="text">
      <style:text-properties fo:font-weight="bold" style:font-weight-asian="bold" fo:language="en" fo:country="US"/>
    </style:style>
    <style:style style:name="T311" style:parent-style-name="Основнойшрифтабзаца" style:family="text">
      <style:text-properties fo:font-weight="bold" style:font-weight-asian="bold" fo:language="ru" fo:country="RU"/>
    </style:style>
    <style:style style:name="P312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313" style:parent-style-name="Основнойшрифтабзаца" style:family="text">
      <style:text-properties fo:language="ru" fo:country="RU"/>
    </style:style>
    <style:style style:name="T314" style:parent-style-name="Основнойшрифтабзаца" style:family="text">
      <style:text-properties fo:language="ru" fo:country="RU"/>
    </style:style>
    <style:style style:name="P315" style:parent-style-name="Textbody" style:list-style-name="WW8Num10" style:family="paragraph">
      <style:paragraph-properties>
        <style:tab-stops>
          <style:tab-stop style:type="left" style:position="0.425in"/>
          <style:tab-stop style:type="left" style:position="0.4437in"/>
        </style:tab-stops>
      </style:paragraph-properties>
    </style:style>
    <style:style style:name="T316" style:parent-style-name="Основнойшрифтабзаца" style:family="text">
      <style:text-properties fo:language="ru" fo:country="RU"/>
    </style:style>
    <style:style style:name="P317" style:parent-style-name="Основнойтекст" style:family="paragraph">
      <style:text-properties fo:font-weight="bold" style:font-weight-asian="bold"/>
    </style:style>
    <style:style style:name="P318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319" style:parent-style-name="Основнойшрифтабзаца" style:family="text">
      <style:text-properties fo:font-weight="bold" style:font-weight-asian="bold" fo:language="en" fo:country="US"/>
    </style:style>
    <style:style style:name="T320" style:parent-style-name="Основнойшрифтабзаца" style:family="text">
      <style:text-properties fo:font-weight="bold" style:font-weight-asian="bold" fo:language="ru" fo:country="RU"/>
    </style:style>
    <style:style style:name="T321" style:parent-style-name="Основнойшрифтабзаца" style:family="text">
      <style:text-properties fo:font-weight="bold" style:font-weight-asian="bold" fo:language="en" fo:country="US"/>
    </style:style>
    <style:style style:name="T322" style:parent-style-name="Основнойшрифтабзаца" style:family="text">
      <style:text-properties fo:font-weight="bold" style:font-weight-asian="bold" fo:language="ru" fo:country="RU"/>
    </style:style>
    <style:style style:name="T323" style:parent-style-name="Основнойшрифтабзаца" style:family="text">
      <style:text-properties fo:language="ru" fo:country="RU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ru" fo:country="RU"/>
    </style:style>
    <style:style style:name="T326" style:parent-style-name="Основнойшрифтабзаца" style:family="text">
      <style:text-properties fo:language="ru" fo:country="RU"/>
    </style:style>
    <style:style style:name="P327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</style:style>
    <style:style style:name="T328" style:parent-style-name="Основнойшрифтабзаца" style:family="text">
      <style:text-properties fo:language="ru" fo:country="RU"/>
    </style:style>
    <style:style style:name="P329" style:parent-style-name="Основнойтекст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  <style:text-properties fo:font-weight="bold" style:font-weight-asian="bold"/>
    </style:style>
    <style:style style:name="P330" style:parent-style-name="Textbody" style:family="paragraph">
      <style:paragraph-properties>
        <style:tab-stops>
          <style:tab-stop style:type="left" style:position="0.6895in"/>
          <style:tab-stop style:type="left" style:position="0.7083in"/>
        </style:tab-stops>
      </style:paragraph-properties>
      <style:text-properties fo:font-weight="bold" style:font-weight-asian="bold"/>
    </style:style>
    <style:style style:name="T331" style:parent-style-name="Основнойшрифтабзаца" style:family="text">
      <style:text-properties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T335" style:parent-style-name="Основнойшрифтабзаца" style:family="text">
      <style:text-properties fo:language="ru" fo:country="RU"/>
    </style:style>
    <style:style style:name="T336" style:parent-style-name="Основнойшрифтабзаца" style:family="text">
      <style:text-properties fo:language="ru" fo:country="RU"/>
    </style:style>
    <style:style style:name="T337" style:parent-style-name="Основнойшрифтабзаца" style:family="text">
      <style:text-properties fo:language="ru" fo:country="RU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ru" fo:country="RU"/>
    </style:style>
    <style:style style:name="T341" style:parent-style-name="Основнойшрифтабзаца" style:family="text">
      <style:text-properties fo:language="ru" fo:country="RU"/>
    </style:style>
    <style:style style:name="T342" style:parent-style-name="Основнойшрифтабзаца" style:family="text">
      <style:text-properties fo:language="ru" fo:country="RU"/>
    </style:style>
    <style:style style:name="T343" style:parent-style-name="Основнойшрифтабзаца" style:family="text">
      <style:text-properties fo:language="ru" fo:country="RU"/>
    </style:style>
    <style:style style:name="T344" style:parent-style-name="Основнойшрифтабзаца" style:family="text">
      <style:text-properties fo:language="ru" fo:country="RU"/>
    </style:style>
    <style:style style:name="T345" style:parent-style-name="Основнойшрифтабзаца" style:family="text">
      <style:text-properties fo:language="ru" fo:country="RU"/>
    </style:style>
    <style:style style:name="T346" style:parent-style-name="Основнойшрифтабзаца" style:family="text">
      <style:text-properties fo:language="ru" fo:country="RU"/>
    </style:style>
    <style:style style:name="T347" style:parent-style-name="Основнойшрифтабзаца" style:family="text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Основнойшрифтабзаца" style:family="text">
      <style:text-properties fo:language="ru" fo:country="RU"/>
    </style:style>
    <style:style style:name="T350" style:parent-style-name="Основнойшрифтабзаца" style:family="text">
      <style:text-properties fo:language="ru" fo:country="RU"/>
    </style:style>
    <style:style style:name="T351" style:parent-style-name="Основнойшрифтабзаца" style:family="text">
      <style:text-properties fo:language="ru" fo:country="RU"/>
    </style:style>
    <style:style style:name="T352" style:parent-style-name="Основнойшрифтабзаца" style:family="text">
      <style:text-properties fo:language="ru" fo:country="RU"/>
    </style:style>
    <style:style style:name="T353" style:parent-style-name="Основнойшрифтабзаца" style:family="text">
      <style:text-properties fo:language="ru" fo:country="RU"/>
    </style:style>
    <style:style style:name="P354" style:parent-style-name="Standard" style:family="paragraph">
      <style:text-properties fo:language="ru" fo:country="RU"/>
    </style:style>
  </office:automatic-styles>
  <office:body>
    <office:text text:use-soft-page-breaks="true">
      <text:p text:style-name="P1">TEST RESULTS</text:p>
      <text:h text:style-name="Заголовок1" text:outline-level="1">Introduction</text:h>
      <text:h text:style-name="Заголовок2" text:outline-level="2"><text:bookmark-start text:name="__RefHeading___Toc216863487"/>Purpose<text:bookmark-end text:name="__RefHeading___Toc216863487"/></text:h>
      <text:p text:style-name="P2"/>
      <text:list text:style-name="WW8Num11">
        <text:list-item>
          <text:p text:style-name="P3">Целью составления данного Тест Плана является<text:s/><text:span text:style-name="T4">описание процесса тестирования<text:s/></text:span><text:span text:style-name="T5">веб-сервиса</text:span><text:span text:style-name="T6"><text:s/></text:span><text:span text:style-name="T7">Easyretake.com</text:span><text:span text:style-name="T8">. Документ позволяет получить представление о</text:span><text:span text:style-name="T9"><text:s/>мероприятиях по тестированию проекта</text:span></text:p>
        </text:list-item>
      </text:list>
      <text:h text:style-name="Заголовок2" text:outline-level="2"><text:bookmark-start text:name="__RefHeading___Toc216863488"/>Background<text:bookmark-end text:name="__RefHeading___Toc216863488"/></text:h>
      <text:p text:style-name="P10"/>
      <text:list text:style-name="WW8Num11" text:continue-numbering="true">
        <text:list-item>
          <text:p text:style-name="InfoBlue"><text:span text:style-name="T11">Easyretake</text:span><text:span text:style-name="T12">.</text:span><text:span text:style-name="T13">com</text:span><text:s/>–<text:s/>веб-сайт, цель<text:s/>которого<text:s/>упростить процесс пересдачи экзамена для студентов.<text:s/>Данный сайт<text:s/>позволяет студентам не выходя из дома заказывать ведомостички и записываться на пересдачу к преподователю.</text:p>
        </text:list-item>
      </text:list>
      <text:h text:style-name="Заголовок2" text:outline-level="2"><text:bookmark-start text:name="__RefHeading___Toc216863489"/>Scope<text:bookmark-end text:name="__RefHeading___Toc216863489"/></text:h>
      <text:p text:style-name="P14"/>
      <text:p text:style-name="P15"><text:span text:style-name="T16">Целью тестирования<text:s/></text:span><text:span text:style-name="T17">веб-сервиса</text:span><text:span text:style-name="T18"><text:s/></text:span><text:span text:style-name="T19">Easyretake.</text:span>com<text:span text:style-name="T20"><text:s/>является проверка корректной работы его функциональностей, удобства приложения для пользователя,</text:span><text:span text:style-name="T21"><text:s/></text:span><text:span text:style-name="T22">а также выявления пожеланий пользователя по расширению или исправлению существующих функционалов.<text:s/></text:span><text:span text:style-name="T23">В процессе тестирования также должна быть проверена прав</text:span><text:span text:style-name="T24">ильность</text:span><text:span text:style-name="T25"><text:s/>взаимодействия<text:s/></text:span><text:span text:style-name="T26">Easyretake.</text:span>com<text:span text:style-name="T27"><text:s/></text:span><text:span text:style-name="T28">с другими подсистемами.</text:span></text:p>
      <text:p text:style-name="P29"/>
      <text:p text:style-name="P30"><text:span text:style-name="T31">Итогом процесса тестирования должен стать развернутый обзор, дающий разработч</text:span><text:span text:style-name="T32">и</text:span><text:span text:style-name="T33">кам, менеджерам и пользователям данного продукта картину относительно удобства пользования приложением конечным<text:s/></text:span><text:span text:style-name="T34">пользователем.</text:span></text:p>
      <text:p text:style-name="P35"/>
      <text:p text:style-name="P36"><text:span text:style-name="T37">Тестирование будет производиться вручную,</text:span><text:span text:style-name="T38"><text:s/>с позиции конечного пользователя приложения.</text:span></text:p>
      <text:h text:style-name="Заголовок1" text:outline-level="1"><text:bookmark-start text:name="__RefHeading___Toc216863491"/>Test Items<text:bookmark-end text:name="__RefHeading___Toc216863491"/></text:h>
      <text:p text:style-name="P39"/>
      <text:list text:style-name="WW8Num11" text:continue-numbering="true">
        <text:list-item>
          <text:p text:style-name="InfoBlue">Приложение должно удовлетворять потребности пользователей<text:s/>в заказе ведомостичек и возможности записаться на пересдачу.</text:p>
        </text:list-item>
      </text:list>
      <text:p text:style-name="P40">Приложение состоит из<text:s/>веб-сайта с подключенной базой данных.</text:p>
      <text:p text:style-name="P41">Для этого приложение должно позволять пользователю:</text:p>
      <text:p text:style-name="P42">- создавать личные странички;</text:p>
      <text:p text:style-name="P43">- авторизовываться через email/пароль;</text:p>
      <text:p text:style-name="P44">-<text:s/>заказывать ведомостички;</text:p>
      <text:p text:style-name="P45">- записываться на пересдачу к преподавателю;</text:p>
      <text:p text:style-name="P46">Приложение также должно позволять преподавателям<text:s/>отвечать на запросы студентов, позволять секретарю факультета обрабатывать заказы ведомостичек и отправлять уведомления об смене статуса заказа.</text:p>
      <text:p text:style-name="P47">Объект тестирования должен обладать следующими атрибутами качества:</text:p>
      <text:list text:style-name="LFO22" text:continue-numbering="true">
        <text:list-item>
          <text:p text:style-name="P48">Поддерживаться браузерами<text:s/>Google Chrome, Opera, Mozila Firefox</text:p>
        </text:list-item>
        <text:list-item>
          <text:p text:style-name="P49">Время<text:s/><text:span text:style-name="T50"><text:s/>отклика с сервера<text:s/></text:span><text:span text:style-name="T51">&lt; 1</text:span>ms</text:p>
        </text:list-item>
        <text:list-item>
          <text:p text:style-name="P52">Аккаунты и личные данные должны быть защищены</text:p>
        </text:list-item>
      </text:list>
      <text:h text:style-name="Заголовок1" text:outline-level="1">Risk Issues</text:h>
      <text:p text:style-name="Standard"><text:tab/><text:span text:style-name="T53">Гемы Ruby:</text:span></text:p>
      <text:soft-page-break/>
      <text:p text:style-name="P54"><text:tab/>существенные<text:s/>изменения в гемах могут создавать ошибки в приложениях, которые нельзя устранить самостоятельно.</text:p>
      <text:p text:style-name="P55">Сервер сайта:</text:p>
      <text:p text:style-name="P56"><text:tab/>проблемы на стороне хостинга могут снизить рейтинг сайта в поисковых машинах или<text:s/><text:tab/>вывести сайт из строя</text:p>
      <text:p text:style-name="P57">Использованные фреймворки:</text:p>
      <text:p text:style-name="P58"><text:tab/>изменения в фреймворках могут привести к проблемам с некоторым функционалом</text:p>
      <text:h text:style-name="Заголовок1" text:outline-level="1">Feature to be tested</text:h>
      <text:p text:style-name="P59"><text:span text:style-name="T60">-<text:s/></text:span><text:span text:style-name="T61">регистрация</text:span><text:span text:style-name="T62"><text:s/>и авторизация</text:span></text:p>
      <text:p text:style-name="P63"><text:span text:style-name="T64">-<text:s/></text:span><text:span text:style-name="T65">заказ ведомостички (для студента)</text:span></text:p>
      <text:p text:style-name="P66">- запись на пересдачу (для студента)</text:p>
      <text:p text:style-name="P67">-<text:s/>получение уведомления на email об изменении заказа (для студента)</text:p>
      <text:p text:style-name="P68">-<text:s/>получение уведомления на email<text:s/>о времени пересдачи(для студента)</text:p>
      <text:p text:style-name="P69">- возможность назначить время пересдачи (для преподавателя)</text:p>
      <text:p text:style-name="P70">- возможность изменить статус заказанной ведомостички(для админа)</text:p>
      <text:p text:style-name="P71">-<text:s/><text:span text:style-name="T72">поддержка</text:span><text:s/><text:span text:style-name="T73">браузерами</text:span><text:s/>Google Chrome, Opera, Mozila Firefox</text:p>
      <text:p text:style-name="P74">- время отклика сервера</text:p>
      <text:h text:style-name="Заголовок1" text:outline-level="1"><text:bookmark-start text:name="__RefHeading___Toc216863492"/>Test Approach<text:bookmark-end text:name="__RefHeading___Toc216863492"/></text:h>
      <text:p text:style-name="P75"/>
      <text:p text:style-name="P76">В процессе тестирования приложения<text:s/>Easyretake.<text:span text:style-name="T77">com</text:span><text:s/>будет применено<text:s/>ручное<text:s/>тестирование ввиду сильного ограничения по времени на тестирование и отсутсвия опыта в написании автоматических тестов для веб-приложений.</text:p>
      <text:p text:style-name="P78">Также будет проверено соответствие документации состоянию проекта.</text:p>
      <text:p text:style-name="P79"/>
      <text:p text:style-name="P80"/>
      <text:h text:style-name="Заголовок2" text:outline-level="2"><text:bookmark-start text:name="__RefHeading___Toc216863493"/>Functional<text:span text:style-name="T81"><text:s/></text:span>Test<text:span text:style-name="T82"><text:s/></text:span>Cases<text:bookmark-end text:name="__RefHeading___Toc216863493"/></text:h>
      <text:h text:style-name="Заголовок3" text:outline-level="3"><text:bookmark-start text:name="__RefHeading___Toc216863495"/><text:span text:style-name="T83">Ре</text:span><text:span text:style-name="T84">гистрация и авторизация[</text:span>001]<text:bookmark-end text:name="__RefHeading___Toc216863495"/></text:h>
      <text:p text:style-name="P85">Goal:</text:p>
      <text:p text:style-name="P86">Создать позьзователей типа преподаватель/студент и проверить авторизацию через email/пароль.</text:p>
      <text:p text:style-name="Основнойтекст"><text:span text:style-name="T87">Process</text:span><text:span text:style-name="T88"><text:s/></text:span><text:span text:style-name="T89">description</text:span><text:span text:style-name="T90">:</text:span></text:p>
      <text:list text:style-name="WW8Num10">
        <text:list-item>
          <text:p text:style-name="P91">регистрация</text:p>
        </text:list-item>
        <text:list-item>
          <text:p text:style-name="P92"><text:span text:style-name="T93">авторизация</text:span></text:p>
        </text:list-item>
      </text:list>
      <text:p text:style-name="P94">Completion Criteria:</text:p>
      <text:list text:style-name="WW8Num11" text:continue-numbering="true">
        <text:list-item>
          <text:p text:style-name="InfoBlue">авторизация прошла успешно</text:p>
        </text:list-item>
      </text:list>
      <text:p text:style-name="P95"><text:span text:style-name="T96">Actual Result:<text:s/></text:span><text:span text:style-name="T97">страница успешно соз</text:span><text:span text:style-name="T98">далась и удалось авторизоваться.</text:span></text:p>
      <text:p text:style-name="P99"><text:span text:style-name="T100">Pass/Fail Criteria:<text:s/></text:span><text:span text:style-name="T101">pass.</text:span></text:p>
      <text:p text:style-name="Textbody"/>
      <text:h text:style-name="Заголовок3" text:outline-level="3">Заказ ведомостички<text:span text:style-name="T102">(для студента)</text:span>[002]</text:h>
      <text:p text:style-name="P103">Goal:</text:p>
      <text:p text:style-name="P104">Ведомостичка может быть заказана студентом и просмотрена в истории заказов.</text:p>
      <text:p text:style-name="Основнойтекст"><text:span text:style-name="T105">Process</text:span><text:span text:style-name="T106"><text:s/></text:span><text:span text:style-name="T107">description</text:span><text:span text:style-name="T108">:</text:span></text:p>
      <text:soft-page-break/>
      <text:list text:style-name="WW8Num10" text:continue-numbering="true">
        <text:list-item>
          <text:p text:style-name="P109">Авторизация<text:s/>студента</text:p>
        </text:list-item>
        <text:list-item>
          <text:p text:style-name="P110"><text:span text:style-name="T111">заполнение ведомостички</text:span></text:p>
        </text:list-item>
        <text:list-item>
          <text:p text:style-name="P112"><text:span text:style-name="T113">заказ ведомостички</text:span></text:p>
        </text:list-item>
        <text:list-item>
          <text:p text:style-name="P114"><text:span text:style-name="T115">просмотр<text:s/></text:span><text:span text:style-name="T116">истории заказов</text:span></text:p>
        </text:list-item>
      </text:list>
      <text:p text:style-name="P117">Completion Criteria:</text:p>
      <text:list text:style-name="WW8Num11" text:continue-numbering="true">
        <text:list-item>
          <text:p text:style-name="InfoBlue">удалось<text:s/>заказать ведомостичку и просмотреть историю</text:p>
        </text:list-item>
        <text:list-item>
          <text:p text:style-name="InfoBlue"><text:span text:style-name="T118">Actual Result:<text:s/></text:span>в истории отобразилась заказанная ведомостичка</text:p>
        </text:list-item>
        <text:list-item>
          <text:p text:style-name="P119"><text:span text:style-name="T120">Pass/Fail Criteria:<text:s/></text:span><text:span text:style-name="T121">pass.</text:span></text:p>
        </text:list-item>
      </text:list>
      <text:h text:style-name="P122" text:outline-level="3">Запись на пересдачу(для студента)[003]</text:h>
      <text:p text:style-name="P123">Goal:</text:p>
      <text:p text:style-name="P124">Записаться на пересдачу к преподавателю</text:p>
      <text:p text:style-name="Основнойтекст"><text:span text:style-name="T125">Process</text:span><text:span text:style-name="T126"><text:s/></text:span><text:span text:style-name="T127">description</text:span><text:span text:style-name="T128">:</text:span></text:p>
      <text:list text:style-name="WW8Num10" text:continue-numbering="true">
        <text:list-item>
          <text:p text:style-name="P129">авторизация студента</text:p>
        </text:list-item>
        <text:list-item>
          <text:p text:style-name="P130"><text:span text:style-name="T131">выбор необходимого преподавателя<text:s/></text:span></text:p>
        </text:list-item>
        <text:list-item>
          <text:p text:style-name="P132"><text:span text:style-name="T133">отправка запроса преподавателю</text:span></text:p>
        </text:list-item>
      </text:list>
      <text:p text:style-name="P134">Completion Criteria:</text:p>
      <text:list text:style-name="WW8Num11" text:continue-numbering="true">
        <text:list-item>
          <text:p text:style-name="InfoBlue">удалось отправить запрос преподавателю</text:p>
        </text:list-item>
      </text:list>
      <text:p text:style-name="P135"><text:span text:style-name="T136">Actual</text:span><text:span text:style-name="T137"><text:s/>Result:<text:s/></text:span><text:span text:style-name="T138">отобразилась личная страница студента</text:span></text:p>
      <text:p text:style-name="P139"><text:span text:style-name="T140">Pass/Fail Criteria:<text:s/></text:span><text:span text:style-name="T141">pass.</text:span></text:p>
      <text:h text:style-name="P142" text:outline-level="3">Получение уведомления на email об изменении заказа (для студента)[003]</text:h>
      <text:p text:style-name="Основнойтекст"><text:span text:style-name="T143">Goal</text:span><text:span text:style-name="T144">:</text:span></text:p>
      <text:p text:style-name="P145">Получить письмо на эл. почту о том, что заказ обработан.</text:p>
      <text:p text:style-name="Основнойтекст"><text:span text:style-name="T146">Process</text:span><text:span text:style-name="T147"><text:s/></text:span><text:span text:style-name="T148">description</text:span><text:span text:style-name="T149">:</text:span></text:p>
      <text:list text:style-name="WW8Num10" text:continue-numbering="true">
        <text:list-item>
          <text:p text:style-name="P150">авторизация<text:s/>студента</text:p>
        </text:list-item>
        <text:list-item>
          <text:p text:style-name="P151"><text:span text:style-name="T152">заказ ведомостички</text:span></text:p>
        </text:list-item>
        <text:list-item>
          <text:p text:style-name="P153"><text:span text:style-name="T154">проверка электронной почты</text:span></text:p>
        </text:list-item>
      </text:list>
      <text:p text:style-name="P155">Completion Criteria:</text:p>
      <text:list text:style-name="WW8Num11" text:continue-numbering="true">
        <text:list-item>
          <text:p text:style-name="InfoBlue">на эл. почту пришло письмо</text:p>
        </text:list-item>
      </text:list>
      <text:p text:style-name="P156"><text:span text:style-name="T157">Actual Result:<text:s/></text:span><text:span text:style-name="T158">письмо пришло, в письме содержится информация о том, что ведомостичка готова</text:span></text:p>
      <text:p text:style-name="P159"><text:span text:style-name="T160">Pass/Fail Criteria:<text:s/></text:span><text:span text:style-name="T161">pass.</text:span></text:p>
      <text:h text:style-name="P162" text:outline-level="3">Получение уведомления на email о времени пересдачи (для студента)[004]</text:h>
      <text:p text:style-name="Основнойтекст"><text:span text:style-name="T163">Goal</text:span><text:span text:style-name="T164">:</text:span></text:p>
      <text:p text:style-name="P165">Получить письмо на эл. почту о времени пересдачи.</text:p>
      <text:p text:style-name="Основнойтекст"><text:span text:style-name="T166">Process</text:span><text:span text:style-name="T167"><text:s/></text:span><text:span text:style-name="T168">description</text:span><text:span text:style-name="T169">:</text:span></text:p>
      <text:list text:style-name="WW8Num10" text:continue-numbering="true">
        <text:list-item>
          <text:p text:style-name="P170">авторизация студента</text:p>
        </text:list-item>
        <text:list-item>
          <text:p text:style-name="P171"><text:span text:style-name="T172">запись на пересдачу</text:span></text:p>
        </text:list-item>
        <text:list-item>
          <text:p text:style-name="P173"><text:span text:style-name="T174">проверка электронной почты</text:span></text:p>
        </text:list-item>
      </text:list>
      <text:p text:style-name="P175">Completion Criteria:</text:p>
      <text:list text:style-name="WW8Num11" text:continue-numbering="true">
        <text:list-item>
          <text:p text:style-name="InfoBlue">на эл. почту пришло письмо</text:p>
        </text:list-item>
      </text:list>
      <text:soft-page-break/>
      <text:p text:style-name="P176"><text:span text:style-name="T177">Actual Result:<text:s/></text:span><text:span text:style-name="T178">письмо пришло, в письме содержится информация о времени пересдачи</text:span></text:p>
      <text:p text:style-name="P179"><text:span text:style-name="T180">Pass/Fail Criteria:<text:s/></text:span><text:span text:style-name="T181">pass.</text:span></text:p>
      <text:p text:style-name="P182"/>
      <text:p text:style-name="P183"/>
      <text:h text:style-name="P184" text:outline-level="3">Возможность назначить время пересдачи (для преподавателя)<text:s/>[005]</text:h>
      <text:p text:style-name="Основнойтекст"><text:span text:style-name="T185">Goal</text:span><text:span text:style-name="T186">:</text:span></text:p>
      <text:p text:style-name="P187">Просмотреть список студентов записавшихся на пересдачу и назначить студенту время пересдачи<text:s/></text:p>
      <text:p text:style-name="Основнойтекст"><text:span text:style-name="T188">Process</text:span><text:span text:style-name="T189"><text:s/></text:span><text:span text:style-name="T190">description</text:span><text:span text:style-name="T191">:</text:span></text:p>
      <text:list text:style-name="WW8Num10" text:continue-numbering="true">
        <text:list-item>
          <text:p text:style-name="P192">авторизация<text:s/>преподавателя</text:p>
        </text:list-item>
        <text:list-item>
          <text:p text:style-name="P193">просмотр списка студентов записавшихся на пересдачу</text:p>
        </text:list-item>
        <text:list-item>
          <text:p text:style-name="P194">выбор студента и ввод даты пересдачи<text:s/></text:p>
        </text:list-item>
        <text:list-item>
          <text:p text:style-name="P195"><text:span text:style-name="T196">отправка</text:span><text:span text:style-name="T197"><text:s/>даты</text:span></text:p>
        </text:list-item>
      </text:list>
      <text:p text:style-name="P198">Completion Criteria:</text:p>
      <text:list text:style-name="WW8Num11" text:continue-numbering="true">
        <text:list-item>
          <text:p text:style-name="InfoBlue">удалось отправить студенту дату пересдачи</text:p>
        </text:list-item>
      </text:list>
      <text:p text:style-name="P199"><text:span text:style-name="T200">Actual Result:<text:s/></text:span><text:span text:style-name="T201">отобразилась личная страница преподавателя, в списке отсутствует запрос на который только что ответили</text:span></text:p>
      <text:p text:style-name="P202"><text:span text:style-name="T203">Pass/Fail Criteria:<text:s/></text:span><text:span text:style-name="T204">pass</text:span><text:span text:style-name="T205">.</text:span></text:p>
      <text:h text:style-name="P206" text:outline-level="3">возможность изменить статус заказанной ведомостички(для админа)<text:s/>[006]</text:h>
      <text:p text:style-name="Основнойтекст"><text:span text:style-name="T207">Goal</text:span><text:span text:style-name="T208">:</text:span></text:p>
      <text:p text:style-name="P209">Просмотр списка заказанных ведомостичек и изменение статуса ведомостичек</text:p>
      <text:p text:style-name="Основнойтекст"><text:span text:style-name="T210">Process</text:span><text:span text:style-name="T211"><text:s/></text:span><text:span text:style-name="T212">description</text:span><text:span text:style-name="T213">:</text:span></text:p>
      <text:list text:style-name="WW8Num10" text:continue-numbering="true">
        <text:list-item>
          <text:p text:style-name="P214">авторизация админа</text:p>
        </text:list-item>
        <text:list-item>
          <text:p text:style-name="P215">просмотр списка заказов</text:p>
        </text:list-item>
        <text:list-item>
          <text:p text:style-name="P216">выбор одного из заказов и изменение его статуса</text:p>
        </text:list-item>
      </text:list>
      <text:p text:style-name="P217">Completion Criteria:</text:p>
      <text:list text:style-name="WW8Num11" text:continue-numbering="true">
        <text:list-item>
          <text:p text:style-name="InfoBlue">статус ведомостички изменен</text:p>
        </text:list-item>
      </text:list>
      <text:p text:style-name="P218"><text:span text:style-name="T219">Actual Result:</text:span><text:span text:style-name="T220"><text:s/>отобразилась страница админа, в списке отсутствует обработанный заказ; на странице студента статус ведомостички изменился</text:span></text:p>
      <text:p text:style-name="P221"><text:span text:style-name="T222">Pass/Fail Criteria:<text:s/></text:span><text:span text:style-name="T223">pass.</text:span></text:p>
      <text:p text:style-name="Textbody"/>
      <text:h text:style-name="Заголовок3" text:outline-level="3"><text:span text:style-name="T224">Поддержка</text:span><text:s/><text:span text:style-name="T225">браузерами</text:span><text:s/>Google Chrome, Opera, Mozila Firefox<text:s/>[007]</text:h>
      <text:p text:style-name="Основнойтекст"><text:span text:style-name="T226">Goal</text:span><text:span text:style-name="T227">:</text:span></text:p>
      <text:p text:style-name="P228"><text:span text:style-name="T229">Проверить работу сайта<text:s/></text:span><text:span text:style-name="T230">в браузерах<text:s/></text:span><text:span text:style-name="T231">Google</text:span><text:span text:style-name="T232"><text:s/></text:span><text:span text:style-name="T233">Chrome</text:span><text:span text:style-name="T234">,<text:s/></text:span><text:span text:style-name="T235">Opera</text:span><text:span text:style-name="T236">,<text:s/></text:span><text:span text:style-name="T237">Mozila</text:span><text:span text:style-name="T238"><text:s/></text:span><text:span text:style-name="T239">Firefox</text:span></text:p>
      <text:p text:style-name="Основнойтекст"><text:span text:style-name="T240">Process</text:span><text:span text:style-name="T241"><text:s/></text:span><text:span text:style-name="T242">description</text:span><text:span text:style-name="T243">:</text:span></text:p>
      <text:list text:style-name="WW8Num10" text:continue-numbering="true">
        <text:list-item>
          <text:p text:style-name="P244"><text:span text:style-name="T245">Просмотр</text:span><text:span text:style-name="T246"><text:s/></text:span><text:span text:style-name="T247">сайта</text:span><text:span text:style-name="T248"><text:s/></text:span><text:span text:style-name="T249">в</text:span><text:span text:style-name="T250"><text:s/></text:span><text:span text:style-name="T251">браузера</text:span><text:span text:style-name="T252">х</text:span><text:span text:style-name="T253"><text:s/></text:span>Google Chrome, Opera, Mozila Firefox</text:p>
        </text:list-item>
      </text:list>
      <text:p text:style-name="P254">Completion Criteria:</text:p>
      <text:list text:style-name="WW8Num11" text:continue-numbering="true">
        <text:list-item>
          <text:p text:style-name="InfoBlue">Сайт должен корректно отображаться и работать в браузерах<text:s/><text:span text:style-name="T255">Google</text:span><text:s/><text:span text:style-name="T256">Chrome</text:span>,<text:s/><text:span text:style-name="T257">Opera</text:span>,<text:s/><text:span text:style-name="T258">Mozila</text:span><text:s/><text:span text:style-name="T259">Firefox</text:span></text:p>
        </text:list-item>
      </text:list>
      <text:p text:style-name="P260"><text:span text:style-name="T261">Actual Result:<text:s/></text:span><text:span text:style-name="T262">в Opera на одной из страниц исказилась разметка</text:span></text:p>
      <text:p text:style-name="P263"><text:span text:style-name="T264">Pass/Fail Criteria:<text:s/></text:span><text:span text:style-name="T265">fail.</text:span></text:p>
      <text:soft-page-break/>
      <text:p text:style-name="P266"><text:span text:style-name="T267">поддержка</text:span><text:s/><text:span text:style-name="T268">браузерами</text:span><text:s/>Google Chrome, Opera, Mozila Firefox</text:p>
      <text:h text:style-name="Заголовок3" text:outline-level="3">Проверка времени отклика сервера[00<text:span text:style-name="T269">8</text:span>]</text:h>
      <text:p text:style-name="Основнойтекст"><text:span text:style-name="T270">Goal</text:span><text:span text:style-name="T271">:</text:span></text:p>
      <text:p text:style-name="P272">Проверить время отклика используя сервис web-pulsar</text:p>
      <text:p text:style-name="Основнойтекст"><text:span text:style-name="T273">Process</text:span><text:span text:style-name="T274"><text:s/></text:span><text:span text:style-name="T275">description</text:span><text:span text:style-name="T276">:</text:span></text:p>
      <text:list text:style-name="WW8Num10" text:continue-numbering="true">
        <text:list-item>
          <text:p text:style-name="P277">передача URL в сервис</text:p>
        </text:list-item>
        <text:list-item>
          <text:p text:style-name="P278"><text:span text:style-name="T279">сравнение полученных результатов с SRS</text:span></text:p>
        </text:list-item>
      </text:list>
      <text:p text:style-name="P280">Completion Criteria:</text:p>
      <text:list text:style-name="WW8Num11" text:continue-numbering="true">
        <text:list-item>
          <text:p text:style-name="InfoBlue">полученное время не больше времени в SRS</text:p>
        </text:list-item>
      </text:list>
      <text:p text:style-name="P281"><text:span text:style-name="T282">Actual Result:<text:s/></text:span><text:span text:style-name="T283">none. Localhost сайт не может быть протестирован.</text:span></text:p>
      <text:p text:style-name="P284"><text:span text:style-name="T285">Pass/Fail Criteria:<text:s/></text:span><text:span text:style-name="T286">fail.</text:span></text:p>
      <text:p text:style-name="P287"/>
      <text:h text:style-name="Заголовок2" text:outline-level="2">Usability Test Cases</text:h>
      <text:h text:style-name="Заголовок3" text:outline-level="3">Актуальность landing page[001]</text:h>
      <text:p text:style-name="P288">Goal:</text:p>
      <text:p text:style-name="P289">Проверить соответсвие landing <text:s/>page состоянию проекта.</text:p>
      <text:p text:style-name="Основнойтекст"><text:span text:style-name="T290">Process</text:span><text:span text:style-name="T291"><text:s/></text:span><text:span text:style-name="T292">description</text:span><text:span text:style-name="T293">:</text:span></text:p>
      <text:list text:style-name="WW8Num10" text:continue-numbering="true">
        <text:list-item>
          <text:p text:style-name="P294"><text:span text:style-name="T295">Открытие стартовой страницы</text:span></text:p>
        </text:list-item>
        <text:list-item>
          <text:p text:style-name="P296">Проверка соответствия стартовой страницы тематике проекта</text:p>
        </text:list-item>
      </text:list>
      <text:p text:style-name="P297">Completion Criteria:</text:p>
      <text:list text:style-name="WW8Num11" text:continue-numbering="true">
        <text:list-item>
          <text:p text:style-name="InfoBlue">содержимое landing page не противоречит содержимому проекта</text:p>
        </text:list-item>
      </text:list>
      <text:p text:style-name="P298"><text:span text:style-name="T299">Actual</text:span><text:span text:style-name="T300"><text:s/>Result:<text:s/></text:span><text:span text:style-name="T301">соответствие установлено</text:span><text:span text:style-name="T302">.</text:span></text:p>
      <text:p text:style-name="P303"><text:span text:style-name="T304">Pass/Fail Criteria: pass</text:span><text:span text:style-name="T305">.</text:span></text:p>
      <text:h text:style-name="Заголовок2" text:outline-level="2">Documentation Test Cases</text:h>
      <text:h text:style-name="Заголовок3" text:outline-level="3"><text:bookmark-start text:name="__RefHeading___Toc21686349512"/>Актуальность Readme[001]<text:bookmark-end text:name="__RefHeading___Toc21686349512"/></text:h>
      <text:p text:style-name="P306">Goal:</text:p>
      <text:p text:style-name="P307">Проверить соответсвие Readme состоянию проекта.</text:p>
      <text:p text:style-name="Основнойтекст"><text:span text:style-name="T308">Process</text:span><text:span text:style-name="T309"><text:s/></text:span><text:span text:style-name="T310">description</text:span><text:span text:style-name="T311">:</text:span></text:p>
      <text:list text:style-name="WW8Num10" text:continue-numbering="true">
        <text:list-item>
          <text:p text:style-name="P312"><text:span text:style-name="T313">Чтение</text:span><text:span text:style-name="T314"><text:s text:c="2"/>Readme</text:span></text:p>
        </text:list-item>
        <text:list-item>
          <text:p text:style-name="P315"><text:span text:style-name="T316">Анализ соответсвия readme SRS</text:span></text:p>
        </text:list-item>
      </text:list>
      <text:p text:style-name="P317">Completion Criteria:</text:p>
      <text:list text:style-name="WW8Num11" text:continue-numbering="true">
        <text:list-item>
          <text:p text:style-name="InfoBlue">все позиции в README соотносятся с SRS и состоянием проекта</text:p>
        </text:list-item>
      </text:list>
      <text:p text:style-name="P318"><text:span text:style-name="T319">Actual</text:span><text:span text:style-name="T320"><text:s/></text:span><text:span text:style-name="T321">Result</text:span><text:span text:style-name="T322">:<text:s/></text:span><text:span text:style-name="T323">в<text:s/></text:span><text:span text:style-name="T324">README</text:span><text:span text:style-name="T325"><text:s/></text:span><text:span text:style-name="T326">не указаны используемые фреймворки<text:s/></text:span></text:p>
      <text:p text:style-name="P327"><text:span text:style-name="T328">Pass/Fail Criteria: fail.</text:span></text:p>
      <text:p text:style-name="P329"/>
      <text:p text:style-name="P330"/>
      <text:h text:style-name="Заголовок1" text:outline-level="1"><text:bookmark-start text:name="__RefHeading___Toc216863501"/>Conclusion<text:bookmark-end text:name="__RefHeading___Toc216863501"/></text:h>
      <text:p text:style-name="Standard"><text:span text:style-name="T331"><text:tab/>В ходе проведения тестов были вы</text:span><text:span text:style-name="T332">явлены проблемы с соответствием диаграмм,<text:s/></text:span>SRS<text:span text:style-name="T333"><text:s/>и реального приложения.</text:span><text:span text:style-name="T334"><text:s/>Атрибуты качества протестированы</text:span><text:span text:style-name="T335"><text:s/></text:span><text:span text:style-name="T336">не совсем соответствуют ожидаемым результатам</text:span><text:span text:style-name="T337">.<text:s/></text:span><text:span text:style-name="T338">динамических диаграммах присутс</text:span><text:span text:style-name="T339">т</text:span><text:span text:style-name="T340">вует действие<text:s/></text:span><text:span text:style-name="T341">downloadFile</text:span><text:span text:style-name="T342">, которое отсу</text:span><text:span text:style-name="T343">тствует в<text:s/></text:span>SRS<text:span text:style-name="T344"><text:s/>и проекте.<text:s/></text:span><text:soft-page-break/><text:span text:style-name="T345">Тестирование времени ответа сервера провести не удалось, т.к.<text:s/></text:span><text:span text:style-name="T346">сайт находится на loacalhost</text:span><text:span text:style-name="T347">. В<text:s/></text:span>README<text:span text:style-name="T348"><text:s/>проекта<text:s/></text:span><text:span text:style-name="T349">не описаны используемые технологии и фреймворки</text:span><text:span text:style-name="T350">.</text:span><text:span text:style-name="T351"><text:s/>Отсутствуют уведомления об исходе операции при изменении статуса заказа(для админа) и при назначении даты пересдачи(для препод</text:span><text:span text:style-name="T352">а</text:span><text:span text:style-name="T353">вателя).</text:span></text:p>
      <text:p text:style-name="P3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Noto Sans Devanagari" svg:font-family="Noto Sans Devanagari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Micro Hei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0pt" style:font-size-asian="10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weight="normal" style:font-weight-asian="normal"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Подзаголовок" style:display-name="Подзаголовок" style:family="paragraph" style:parent-style-name="Heading">
      <style:paragraph-properties fo:widows="2" fo:orphans="2"/>
      <style:text-properties style:font-name="Times New Roman" style:font-name-asian="Times New Roman" style:font-name-complex="Times New Roman" fo:font-size="12pt" style:font-size-asian="12pt" fo:hyphenate="false"/>
    </style:style>
    <style:style style:name="Обычныйотступ" style:display-name="Обычный отступ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Схемадокумента" style:display-name="Схема документа" style:family="paragraph" style:parent-style-name="Standard"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Основнойтекст2" style:display-name="Основной текст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 style:list-style-name="WW8Num9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 style:list-style-name="WW8Num11">
      <style:paragraph-properties fo:margin-bottom="0.0833in"/>
      <style:text-properties fo:language="ru" fo:country="RU" fo:hyphenate="false"/>
    </style:style>
    <style:style style:name="RevisionHist" style:display-name="RevisionHist" style:family="paragraph" style:parent-style-name="Standard">
      <style:paragraph-properties fo:widows="2" fo:orphans="2" fo:line-height="100%"/>
      <style:text-properties fo:hyphenate="false"/>
    </style:style>
    <style:style style:name="Дата" style:display-name="Дата" style:family="paragraph" style:parent-style-name="Standard">
      <style:paragraph-properties fo:widows="2" fo:orphans="2" fo:line-height="100%"/>
      <style:text-properties fo:hyphenate="false"/>
    </style:style>
    <style:style style:name="Hierarchy" style:display-name="Hierarchy" style:family="paragraph" style:parent-style-name="Standard">
      <style:paragraph-properties fo:widows="2" fo:orphans="2" fo:margin-bottom="0.0833in" fo:line-height="100%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style:font-name-asian="Tms Rmn" style:font-name-complex="Tms Rmn" fo:hyphenate="false"/>
    </style:style>
    <style:style style:name="Основнойтекст" style:display-name="Основной текст" style:family="paragraph">
      <style:paragraph-properties fo:keep-together="always" fo:widows="2" fo:orphans="2" fo:margin-bottom="0.0833in" style:line-height-at-least="0.1527in"/>
      <style:text-properties style:font-name="Times New Roman" style:font-name-asian="Times New Roman" style:font-name-complex="Times New Roman" fo:font-size="10pt" style:font-size-asian="10pt" style:font-size-complex="10pt" fo:language="en" fo:country="GB" style:language-complex="ar" style:country-complex="SA" fo:hyphenate="false"/>
    </style:style>
    <style:style style:name="CommentText" style:display-name="Comment Text" style:family="paragraph" style:parent-style-name="Standard">
      <style:paragraph-properties fo:widows="2" fo:orphans="2" fo:line-height="100%"/>
      <style:text-properties fo:hyphenate="false"/>
    </style:style>
    <style:style style:name="Текст" style:display-name="Текст" style:family="paragraph" style:parent-style-name="Standard">
      <style:paragraph-properties fo:widows="2" fo:orphans="2" fo:line-height="100%"/>
      <style:text-properties style:font-name="Courier New" style:font-name-asian="Courier New" style:font-name-complex="Courier New" fo:hyphenate="false"/>
    </style:style>
    <style:style style:name="Project" style:display-name="Project" style:family="paragraph" style:parent-style-name="Standard">
      <style:paragraph-properties fo:widows="2" fo:orphans="2" fo:text-align="end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CompanyName" style:display-name="CompanyName" style:family="paragraph" style:parent-style-name="Standard">
      <style:paragraph-properties fo:widows="2" fo:orphans="2" fo:text-align="end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Times New Roman" style:font-name-asian="Times New Roman" style:font-name-complex="Times New Roman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4" style:display-name="WW8Num2z4" style:family="text">
      <style:text-properties style:font-name="Courier New" style:font-name-asian="Courier New" style:font-name-complex="Courier New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Wingdings" style:font-name-asian="Wingdings" style:font-name-complex="Wingdings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Helvetica" style:font-name-asian="Helvetica" style:font-name-complex="Helvetica" fo:font-size="8pt" style:font-size-asian="8pt"/>
    </style:style>
    <style:style style:name="WW8Num10z0" style:display-name="WW8Num10z0" style:family="text">
      <style:text-properties style:font-name="Wingdings" style:font-name-asian="Wingdings" style:font-name-complex="Wingdings" fo:language="ru" fo:country="RU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Wingdings" style:font-name-asian="Wingdings" style:font-name-complex="Wingdings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Wingdings" style:font-name-asian="Wingdings" style:font-name-complex="Wingdings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Wingdings" style:font-name-asian="Wingdings" style:font-name-complex="Wingdings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Номерстраницы" style:display-name="Номер страницы" style:family="text" style:parent-style-name="Основнойшрифтабзаца"/>
    <style:style style:name="FootnoteSymbol" style:display-name="Footnote Symbol" style:family="text" style:parent-style-name="Основнойшрифтабзаца">
      <style:text-properties style:text-position="super 65%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Основнойшрифтабзаца">
      <style:text-properties fo:font-size="8pt" style:font-size-asian="8pt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Times New Roman" style:font-name-asian="Times New Roman" style:font-name-complex="Times New Roman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">
        <style:list-level-properties text:space-before="0.368in" text:min-label-width="0.25in" text:list-level-position-and-space-mode="label-alignment">
          <style:list-level-label-alignment text:label-followed-by="listtab" fo:margin-left="0.618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68in" text:min-label-width="0.25in" text:list-level-position-and-space-mode="label-alignment">
          <style:list-level-label-alignment text:label-followed-by="listtab" fo:margin-left="1.61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68in" text:min-label-width="0.25in" text:list-level-position-and-space-mode="label-alignment">
          <style:list-level-label-alignment text:label-followed-by="listtab" fo:margin-left="2.11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68in" text:min-label-width="0.25in" text:list-level-position-and-space-mode="label-alignment">
          <style:list-level-label-alignment text:label-followed-by="listtab" fo:margin-left="2.61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68in" text:min-label-width="0.25in" text:list-level-position-and-space-mode="label-alignment">
          <style:list-level-label-alignment text:label-followed-by="listtab" fo:margin-left="3.11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68in" text:min-label-width="0.25in" text:list-level-position-and-space-mode="label-alignment">
          <style:list-level-label-alignment text:label-followed-by="listtab" fo:margin-left="3.61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68in" text:min-label-width="0.25in" text:list-level-position-and-space-mode="label-alignment">
          <style:list-level-label-alignment text:label-followed-by="listtab" fo:margin-left="4.11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68in" text:min-label-width="0.25in" text:list-level-position-and-space-mode="label-alignment">
          <style:list-level-label-alignment text:label-followed-by="listtab" fo:margin-left="4.618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Helvetica" style:font-name-complex="Helvetica" fo:font-size="8pt" style:font-size-asian="8pt"/>
    </style:style>
    <text:list-style style:name="WW8Num9" style:display-name="WW8Num9">
      <text:list-level-style-number text:level="1" text:style-name="WW_CharLFO10LVL1" style:num-prefix="?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Wingdings" style:font-name-complex="Wingdings" fo:language="ru" fo:country="RU"/>
    </style:style>
    <style:style style:name="WW_CharLFO11LVL2" style:family="text">
      <style:text-properties style:font-name="Wingdings" style:font-name-complex="Wingdings" fo:language="ru" fo:country="RU"/>
    </style:style>
    <style:style style:name="WW_CharLFO11LVL3" style:family="text">
      <style:text-properties style:font-name="Wingdings" style:font-name-complex="Wingdings" fo:language="ru" fo:country="RU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 fo:language="ru" fo:country="RU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 fo:language="ru" fo:country="RU"/>
    </style:style>
    <text:list-style style:name="WW8Num10" style:display-name="WW8Num10">
      <text:list-level-style-bullet text:level="1" text:style-name="WW_CharLFO11LVL1" text:bullet-char="">
        <style:list-level-properties text:space-before="0.5145in" text:min-label-width="0.25in" text:list-level-position-and-space-mode="label-alignment">
          <style:list-level-label-alignment text:label-followed-by="listtab" fo:margin-left="0.7645in" fo:text-indent="-0.25in"/>
        </style:list-level-properties>
        <style:text-properties style:font-name="Wingdings"/>
      </text:list-level-style-bullet>
      <text:list-level-style-bullet text:level="2" text:style-name="WW_CharLFO11LVL2" text:bullet-char="">
        <style:list-level-properties text:space-before="1.0145in" text:min-label-width="0.25in" text:list-level-position-and-space-mode="label-alignment">
          <style:list-level-label-alignment text:label-followed-by="listtab" fo:margin-left="1.2645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5145in" text:min-label-width="0.25in" text:list-level-position-and-space-mode="label-alignment">
          <style:list-level-label-alignment text:label-followed-by="listtab" fo:margin-left="1.764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0145in" text:min-label-width="0.25in" text:list-level-position-and-space-mode="label-alignment">
          <style:list-level-label-alignment text:label-followed-by="listtab" fo:margin-left="2.264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145in" text:min-label-width="0.25in" text:list-level-position-and-space-mode="label-alignment">
          <style:list-level-label-alignment text:label-followed-by="listtab" fo:margin-left="2.764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0145in" text:min-label-width="0.25in" text:list-level-position-and-space-mode="label-alignment">
          <style:list-level-label-alignment text:label-followed-by="listtab" fo:margin-left="3.264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145in" text:min-label-width="0.25in" text:list-level-position-and-space-mode="label-alignment">
          <style:list-level-label-alignment text:label-followed-by="listtab" fo:margin-left="3.764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0145in" text:min-label-width="0.25in" text:list-level-position-and-space-mode="label-alignment">
          <style:list-level-label-alignment text:label-followed-by="listtab" fo:margin-left="4.264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145in" text:min-label-width="0.25in" text:list-level-position-and-space-mode="label-alignment">
          <style:list-level-label-alignment text:label-followed-by="listtab" fo:margin-left="4.764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Wingdings" style:font-name-complex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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6LVL1" text:bullet-char="">
        <style:list-level-properties text:space-before="0.5145in" text:min-label-width="0.25in" text:list-level-position-and-space-mode="label-alignment">
          <style:list-level-label-alignment text:label-followed-by="listtab" fo:margin-left="0.764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0145in" text:min-label-width="0.25in" text:list-level-position-and-space-mode="label-alignment">
          <style:list-level-label-alignment text:label-followed-by="listtab" fo:margin-left="1.264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145in" text:min-label-width="0.25in" text:list-level-position-and-space-mode="label-alignment">
          <style:list-level-label-alignment text:label-followed-by="listtab" fo:margin-left="1.764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145in" text:min-label-width="0.25in" text:list-level-position-and-space-mode="label-alignment">
          <style:list-level-label-alignment text:label-followed-by="listtab" fo:margin-left="2.264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145in" text:min-label-width="0.25in" text:list-level-position-and-space-mode="label-alignment">
          <style:list-level-label-alignment text:label-followed-by="listtab" fo:margin-left="2.764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145in" text:min-label-width="0.25in" text:list-level-position-and-space-mode="label-alignment">
          <style:list-level-label-alignment text:label-followed-by="listtab" fo:margin-left="3.264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145in" text:min-label-width="0.25in" text:list-level-position-and-space-mode="label-alignment">
          <style:list-level-label-alignment text:label-followed-by="listtab" fo:margin-left="3.764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145in" text:min-label-width="0.25in" text:list-level-position-and-space-mode="label-alignment">
          <style:list-level-label-alignment text:label-followed-by="listtab" fo:margin-left="4.264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145in" text:min-label-width="0.25in" text:list-level-position-and-space-mode="label-alignment">
          <style:list-level-label-alignment text:label-followed-by="listtab" fo:margin-left="4.764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" style:font-name-complex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7LVL1" text:bullet-char="">
        <style:list-level-properties text:space-before="0.2694in" text:min-label-width="0.25in" text:list-level-position-and-space-mode="label-alignment">
          <style:list-level-label-alignment text:label-followed-by="listtab" fo:margin-left="0.5194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694in" text:min-label-width="0.25in" text:list-level-position-and-space-mode="label-alignment">
          <style:list-level-label-alignment text:label-followed-by="listtab" fo:margin-left="1.0194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694in" text:min-label-width="0.25in" text:list-level-position-and-space-mode="label-alignment">
          <style:list-level-label-alignment text:label-followed-by="listtab" fo:margin-left="1.5194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694in" text:min-label-width="0.25in" text:list-level-position-and-space-mode="label-alignment">
          <style:list-level-label-alignment text:label-followed-by="listtab" fo:margin-left="2.0194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694in" text:min-label-width="0.25in" text:list-level-position-and-space-mode="label-alignment">
          <style:list-level-label-alignment text:label-followed-by="listtab" fo:margin-left="2.5194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694in" text:min-label-width="0.25in" text:list-level-position-and-space-mode="label-alignment">
          <style:list-level-label-alignment text:label-followed-by="listtab" fo:margin-left="3.0194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694in" text:min-label-width="0.25in" text:list-level-position-and-space-mode="label-alignment">
          <style:list-level-label-alignment text:label-followed-by="listtab" fo:margin-left="3.519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694in" text:min-label-width="0.25in" text:list-level-position-and-space-mode="label-alignment">
          <style:list-level-label-alignment text:label-followed-by="listtab" fo:margin-left="4.019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694in" text:min-label-width="0.25in" text:list-level-position-and-space-mode="label-alignment">
          <style:list-level-label-alignment text:label-followed-by="listtab" fo:margin-left="4.5194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Plan</dc:title>
    <dc:subject>Leader Task</dc:subject>
    <meta:initial-creator>Julia Nechaeva</meta:initial-creator>
    <dc:creator>Роман Шакун</dc:creator>
    <meta:creation-date>2008-12-08T18:58:00Z</meta:creation-date>
    <dc:date>2016-12-07T21:45:00Z</dc:date>
    <meta:print-date>2001-10-16T16:01:00Z</meta:print-date>
    <meta:template xlink:href="Normal.dotm" xlink:type="simple"/>
    <meta:editing-cycles>189</meta:editing-cycles>
    <meta:editing-duration>PT76920S</meta:editing-duration>
    <meta:document-statistic meta:page-count="6" meta:paragraph-count="15" meta:word-count="1186" meta:character-count="7932" meta:row-count="56" meta:non-whitespace-character-count="6761"/>
  </office:meta>
</office:document-meta>
</file>